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6" calcext:value-type="float">
            <text:p>0.8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2" calcext:value-type="float">
            <text:p>1.7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45" calcext:value-type="float">
            <text:p>3.4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6.9" calcext:value-type="float">
            <text:p>6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3.79" calcext:value-type="float">
            <text:p>13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6" calcext:value-type="float">
            <text:p>0.8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2" calcext:value-type="float">
            <text:p>1.7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45" calcext:value-type="float">
            <text:p>3.4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6.9" calcext:value-type="float">
            <text:p>6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3.79" calcext:value-type="float">
            <text:p>13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6" calcext:value-type="float">
            <text:p>0.8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2" calcext:value-type="float">
            <text:p>1.7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45" calcext:value-type="float">
            <text:p>3.4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6.9" calcext:value-type="float">
            <text:p>6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3.79" calcext:value-type="float">
            <text:p>13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3" calcext:value-type="float">
            <text:p>0.4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6" calcext:value-type="float">
            <text:p>0.8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2" calcext:value-type="float">
            <text:p>1.7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45" calcext:value-type="float">
            <text:p>3.4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6.9" calcext:value-type="float">
            <text:p>6.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3.79" calcext:value-type="float">
            <text:p>13.7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4.08.18</text:p>
          </table:table-cell>
          <table:table-cell table:style-name="ce6" office:value-type="string" calcext:value-type="string">
            <text:p>03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number-columns-repeated="2"/>
          <table:table-cell table:style-name="ce5"/>
          <table:table-cell table:number-columns-repeated="9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5:52:46.9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9S</meta:editing-duration>
    <meta:editing-cycles>4</meta:editing-cycles>
    <meta:generator>LibreOffice/5.2.7.2$Windows_x86 LibreOffice_project/2b7f1e640c46ceb28adf43ee075a6e8b8439ed10</meta:generator>
    <dc:date>2018-09-01T15:56:43.84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